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Text_20_body" style:list-style-name="L1">
      <style:paragraph-properties fo:margin-top="0in" fo:margin-bottom="0in"/>
    </style:style>
    <style:style style:name="P504" style:family="paragraph" style:parent-style-name="Text_20_body" style:list-style-name="L2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F" style:family="table-column"/>
    <style:style style:name="Table2.G" style:family="table-column"/>
    <style:style style:name="Table2.H" style:family="table-column"/>
    <style:style style:name="Table2.I" style:family="table-column"/>
  </office:automatic-styles>
  <office:body>
    <office:text>
      <text:p text:style-name="Horizontal_20_Line"/>
      <text:h text:style-name="Heading_20_2" text:outline-level="2"><text:bookmark-start text:name="title-golang-date-2020-12-17-215144-icon-icon-golang-background-bg-4ba4cc-tags---go-categories---programming-intro--this-cheat-sheet-provided-basic-syntax-and-methods-to-help-you-using-golang"/>title: Golang date: 2020-12-17 21:51:44 icon: icon-golang background: bg-[#4ba4cc] tags: - Go categories: - Programming intro: | This cheat sheet provided basic syntax and methods to help you using <text:a xlink:type="simple" xlink:href="https://golang.org/" office:name=""><text:span text:style-name="Definition">Golang</text:span></text:a>.<text:bookmark-end text:name="title-golang-date-2020-12-17-215144-icon-icon-golang-background-bg-4ba4cc-tags---go-categories---programming-intro--this-cheat-sheet-provided-basic-syntax-and-methods-to-help-you-using-golang"/></text:h>
      <text:h text:style-name="Heading_20_2" text:outline-level="2"><text:bookmark-start text:name="getting-started-cols-3"/>Getting started {.cols-3}<text:bookmark-end text:name="getting-started-cols-3"/></text:h>
      <text:h text:style-name="Heading_20_3" text:outline-level="3"><text:bookmark-start text:name="hellogo"/>hello.go<text:bookmark-end text:name="hellogo"/></text:h>
      <text:p text:style-name="P1">package main</text:p>
      <text:p text:style-name="P2"/>
      <text:p text:style-name="P3">import "fmt"</text:p>
      <text:p text:style-name="P4"/>
      <text:p text:style-name="P5">func main() {</text:p>
      <text:p text:style-name="P6"><text:s text:c="4"/>fmt.Println("Hello, world!")</text:p>
      <text:p text:style-name="P7">}</text:p>
      <text:p text:style-name="First_20_paragraph">Run directly</text:p>
      <text:p text:style-name="P8">$ go run hello.go</text:p>
      <text:p text:style-name="P9">Hello, world!</text:p>
      <text:p text:style-name="First_20_paragraph">Or try it out in the <text:a xlink:type="simple" xlink:href="https://repl.it/languages/go" office:name=""><text:span text:style-name="Definition">Go repl</text:span></text:a></text:p>
      <text:h text:style-name="Heading_20_3" text:outline-level="3"><text:bookmark-start text:name="variables"/>Variables<text:bookmark-end text:name="variables"/></text:h>
      <text:p text:style-name="P10">var s1 string</text:p>
      <text:p text:style-name="P11">s1 = "Learn Go!"</text:p>
      <text:p text:style-name="P12"/>
      <text:p text:style-name="P13">// declare multiple variables at once</text:p>
      <text:p text:style-name="P14">var b, c int = 1, 2</text:p>
      <text:p text:style-name="P15">var d = true</text:p>
      <text:p text:style-name="First_20_paragraph">Short declaration</text:p>
      <text:p text:style-name="P16">s1 := "Learn Go!" <text:s text:c="7"/>// string</text:p>
      <text:p text:style-name="P17">b, c := 1, 2 <text:s text:c="12"/>// int</text:p>
      <text:p text:style-name="P18">d := true <text:s text:c="15"/>// bool</text:p>
      <text:p text:style-name="First_20_paragraph">See: <text:a xlink:type="simple" xlink:href="#golang-basic-types" office:name=""><text:span text:style-name="Definition">Basic types</text:span></text:a></text:p>
      <text:h text:style-name="Heading_20_3" text:outline-level="3"><text:bookmark-start text:name="functions"/>Functions<text:bookmark-end text:name="functions"/></text:h>
      <text:p text:style-name="P19">package main</text:p>
      <text:p text:style-name="P20"/>
      <text:p text:style-name="P21">import "fmt"</text:p>
      <text:p text:style-name="P22"/>
      <text:p text:style-name="P23">// The entry point of the programs</text:p>
      <text:p text:style-name="P24">func main() {</text:p>
      <text:p text:style-name="P25"><text:s text:c="4"/>fmt.Println("Hello world!")</text:p>
      <text:p text:style-name="P26"><text:s text:c="4"/>say("Hello Go!")</text:p>
      <text:p text:style-name="P27">}</text:p>
      <text:p text:style-name="P28"/>
      <text:p text:style-name="P29">func say(message string) {</text:p>
      <text:p text:style-name="P30"><text:s text:c="4"/>fmt.Println("You said: ", message)</text:p>
      <text:p text:style-name="P31">}</text:p>
      <text:p text:style-name="First_20_paragraph">See: <text:a xlink:type="simple" xlink:href="#golang-functions" office:name=""><text:span text:style-name="Definition">Functions</text:span></text:a></text:p>
      <text:h text:style-name="Heading_20_3" text:outline-level="3"><text:bookmark-start text:name="comments"/>Comments<text:bookmark-end text:name="comments"/></text:h>
      <text:p text:style-name="P32">// Single line comment</text:p>
      <text:p text:style-name="P33"/>
      <text:p text:style-name="P34">/* Multi-</text:p>
      <text:p text:style-name="P35"><text:s text:c="1"/>line comment */</text:p>
      <text:h text:style-name="Heading_20_3" text:outline-level="3"><text:bookmark-start text:name="if-statement"/>If statement<text:bookmark-end text:name="if-statement"/></text:h>
      <text:p text:style-name="P36">if true {</text:p>
      <text:p text:style-name="P37"><text:s text:c="4"/>fmt.Println("Yes!")</text:p>
      <text:p text:style-name="P38">}</text:p>
      <text:p text:style-name="First_20_paragraph">See: <text:a xlink:type="simple" xlink:href="#golang-flow-control" office:name=""><text:span text:style-name="Definition">Flow control</text:span></text:a></text:p>
      <text:h text:style-name="Heading_20_2" text:outline-level="2"><text:bookmark-start text:name="golang-basic-types-cols-3"/>Golang Basic types {.cols-3}<text:bookmark-end text:name="golang-basic-types-cols-3"/></text:h>
      <text:h text:style-name="Heading_20_3" text:outline-level="3"><text:bookmark-start text:name="strings"/>Strings<text:bookmark-end text:name="strings"/></text:h>
      <text:p text:style-name="P39">s1 := "Hello" + "World"</text:p>
      <text:p text:style-name="P40"/>
      <text:p text:style-name="P41">s2 := `A "raw" string literal</text:p>
      <text:p text:style-name="P42">can include line breaks.`</text:p>
      <text:p text:style-name="P43"/>
      <text:p text:style-name="P44">// Outputs: 11</text:p>
      <text:p text:style-name="P45">fmt.Println(len(s1))</text:p>
      <text:p text:style-name="P46"/>
      <text:p text:style-name="P47">// Outputs: Hello</text:p>
      <text:p text:style-name="P48">fmt.Println(string(s1[0:5]))</text:p>
      <text:p text:style-name="First_20_paragraph">Strings are of type <text:span text:style-name="Source_Text">string</text:span>.</text:p>
      <text:h text:style-name="Heading_20_3" text:outline-level="3"><text:bookmark-start text:name="numbers"/>Numbers<text:bookmark-end text:name="numbers"/></text:h>
      <text:p text:style-name="P49">num := 3 <text:s text:c="8"/>// int</text:p>
      <text:p text:style-name="P50">num := 3. <text:s text:c="7"/>// float64</text:p>
      <text:p text:style-name="P51">num := 3 + 4i <text:s text:c="3"/>// complex128</text:p>
      <text:p text:style-name="P52">num := byte('a') // byte (alias: uint8)</text:p>
      <text:p text:style-name="P53"/>
      <text:p text:style-name="P54">var u uint = 7 <text:s text:c="7"/>// uint (unsigned)</text:p>
      <text:p text:style-name="P55">var p float32 = 22.7 <text:s text:c="1"/>// 32-bit float</text:p>
      <text:h text:style-name="Heading_20_4" text:outline-level="4"><text:bookmark-start text:name="operators"/>Operators<text:bookmark-end text:name="operators"/></text:h>
      <text:p text:style-name="P56">x := 5</text:p>
      <text:p text:style-name="P57">x++</text:p>
      <text:p text:style-name="P58">fmt.Println("x + 4 =", x + 4)</text:p>
      <text:p text:style-name="P59">fmt.Println("x * 4 =", x * 4) </text:p>
      <text:p text:style-name="First_20_paragraph">See: <text:a xlink:type="simple" xlink:href="#golang-operators-and-punctuation" office:name=""><text:span text:style-name="Definition">More Operators</text:span></text:a></text:p>
      <text:h text:style-name="Heading_20_3" text:outline-level="3"><text:bookmark-start text:name="booleans"/>Booleans<text:bookmark-end text:name="booleans"/></text:h>
      <text:p text:style-name="P60">isTrue <text:s text:c="2"/>:= true</text:p>
      <text:p text:style-name="P61">isFalse <text:s text:c="1"/>:= false</text:p>
      <text:h text:style-name="Heading_20_4" text:outline-level="4"><text:bookmark-start text:name="operators-1"/>Operators<text:bookmark-end text:name="operators-1"/></text:h>
      <text:p text:style-name="P62">fmt.Println(true &amp;&amp; true) <text:s text:c="2"/>// true </text:p>
      <text:p text:style-name="P63">fmt.Println(true &amp;&amp; false) <text:s text:c="1"/>// false</text:p>
      <text:p text:style-name="P64">fmt.Println(true || true) <text:s text:c="2"/>// true</text:p>
      <text:p text:style-name="P65">fmt.Println(true || false) <text:s text:c="1"/>// true</text:p>
      <text:p text:style-name="P66">fmt.Println(!true) <text:s text:c="9"/>// false</text:p>
      <text:p text:style-name="First_20_paragraph">See: <text:a xlink:type="simple" xlink:href="#golang-operators-and-punctuation" office:name=""><text:span text:style-name="Definition">More Operators</text:span></text:a></text:p>
      <text:h text:style-name="Heading_20_3" text:outline-level="3"><text:bookmark-start text:name="arrays-row-span-2"/>Arrays {.row-span-2}<text:bookmark-end text:name="arrays-row-span-2"/></text:h>
      <text:p text:style-name="P67">┌────┬────┬────┬────┬─────┬─────┐</text:p>
      <text:p text:style-name="P68">| 2 <text:s text:c="1"/>| 3 <text:s text:c="1"/>| 5 <text:s text:c="1"/>| 7 <text:s text:c="1"/>| 11 <text:s text:c="1"/>| 13 <text:s text:c="1"/>|</text:p>
      <text:p text:style-name="P69">└────┴────┴────┴────┴─────┴─────┘</text:p>
      <text:p text:style-name="P70"><text:s text:c="2"/>0 <text:s text:c="3"/>1 <text:s text:c="3"/>2 <text:s text:c="3"/>3 <text:s text:c="4"/>4 <text:s text:c="4"/>5</text:p>
      <text:p text:style-name="Horizontal_20_Line"/>
      <text:p text:style-name="P71">primes := [...]int{2, 3, 5, 7, 11, 13}</text:p>
      <text:p text:style-name="P72">fmt.Println(len(primes)) // =&gt; 6</text:p>
      <text:p text:style-name="P73"/>
      <text:p text:style-name="P74">// Outputs: [2 3 5 7 11 13]</text:p>
      <text:p text:style-name="P75">fmt.Println(primes)</text:p>
      <text:p text:style-name="P76"/>
      <text:p text:style-name="P77">// Same as [:3], Outputs: [2 3 5]</text:p>
      <text:p text:style-name="P78">fmt.Println(primes[0:3])</text:p>
      <text:p text:style-name="Horizontal_20_Line"/>
      <text:p text:style-name="P79">var a [2]string</text:p>
      <text:p text:style-name="P80">a[0] = "Hello"</text:p>
      <text:p text:style-name="P81">a[1] = "World"</text:p>
      <text:p text:style-name="P82"/>
      <text:p text:style-name="P83">fmt.Println(a[0], a[1]) //=&gt; Hello World</text:p>
      <text:p text:style-name="P84">fmt.Println(a) <text:s text:c="2"/>// =&gt; [Hello World]</text:p>
      <text:h text:style-name="Heading_20_4" text:outline-level="4"><text:bookmark-start text:name="2d-array"/>2d array<text:bookmark-end text:name="2d-array"/></text:h>
      <text:p text:style-name="P85">var twoDimension [2][3]int</text:p>
      <text:p text:style-name="P86">for i := 0; i &lt; 2; i++ {</text:p>
      <text:p text:style-name="P87"><text:s text:c="4"/>for j := 0; j &lt; 3; j++ {</text:p>
      <text:p text:style-name="P88"><text:s text:c="8"/>twoDimension[i][j] = i + j</text:p>
      <text:p text:style-name="P89"><text:s text:c="4"/>}</text:p>
      <text:p text:style-name="P90">}</text:p>
      <text:p text:style-name="P91">// =&gt; 2d: <text:s text:c="1"/>[[0 1 2] [1 2 3]]</text:p>
      <text:p text:style-name="P92">fmt.Println("2d: ", twoDimension)</text:p>
      <text:h text:style-name="Heading_20_3" text:outline-level="3"><text:bookmark-start text:name="pointers"/>Pointers<text:bookmark-end text:name="pointers"/></text:h>
      <text:p text:style-name="P93">func main () {</text:p>
      <text:p text:style-name="P94"><text:s text:c="2"/>b := *getPointer()</text:p>
      <text:p text:style-name="P95"><text:s text:c="2"/>fmt.Println("Value is", b)</text:p>
      <text:p text:style-name="P96">}</text:p>
      <text:p text:style-name="P97">func getPointer () (myPointer *int) {</text:p>
      <text:p text:style-name="P98"><text:s text:c="2"/>a := 234</text:p>
      <text:p text:style-name="P99"><text:s text:c="2"/>return &amp;a</text:p>
      <text:p text:style-name="P100">}</text:p>
      <text:p text:style-name="P101">a := new(int)</text:p>
      <text:p text:style-name="P102">*a = 234</text:p>
      <text:p text:style-name="First_20_paragraph">See: <text:a xlink:type="simple" xlink:href="https://tour.golang.org/moretypes/1" office:name=""><text:span text:style-name="Definition">Pointers</text:span></text:a></text:p>
      <text:h text:style-name="Heading_20_3" text:outline-level="3"><text:bookmark-start text:name="slices"/>Slices<text:bookmark-end text:name="slices"/></text:h>
      <text:p text:style-name="P103">s := make([]string, 3)</text:p>
      <text:p text:style-name="P104">s[0] = "a"</text:p>
      <text:p text:style-name="P105">s[1] = "b"</text:p>
      <text:p text:style-name="P106">s = append(s, "d")</text:p>
      <text:p text:style-name="P107">s = append(s, "e", "f")</text:p>
      <text:p text:style-name="P108"/>
      <text:p text:style-name="P109">fmt.Println(s)</text:p>
      <text:p text:style-name="P110">fmt.Println(s[1])</text:p>
      <text:p text:style-name="P111">fmt.Println(len(s))</text:p>
      <text:p text:style-name="P112">fmt.Println(s[1:3])</text:p>
      <text:p text:style-name="P113"/>
      <text:p text:style-name="P114">slice := []int{2, 3, 4}</text:p>
      <text:p text:style-name="First_20_paragraph">See also: <text:a xlink:type="simple" xlink:href="https://gobyexample.com/slices" office:name=""><text:span text:style-name="Definition">Slices example</text:span></text:a></text:p>
      <text:h text:style-name="Heading_20_3" text:outline-level="3"><text:bookmark-start text:name="constants"/>Constants<text:bookmark-end text:name="constants"/></text:h>
      <text:p text:style-name="P115">const s string = "constant"</text:p>
      <text:p text:style-name="P116">const Phi = 1.618</text:p>
      <text:p text:style-name="P117">const n = 500000000</text:p>
      <text:p text:style-name="P118">const d = 3e20 / n</text:p>
      <text:p text:style-name="P119">fmt.Println(d)</text:p>
      <text:h text:style-name="Heading_20_3" text:outline-level="3"><text:bookmark-start text:name="type-conversions"/>Type conversions<text:bookmark-end text:name="type-conversions"/></text:h>
      <text:p text:style-name="P120">i := 90</text:p>
      <text:p text:style-name="P121">f := float64(i)</text:p>
      <text:p text:style-name="P122">u := uint(i)</text:p>
      <text:p text:style-name="P123"/>
      <text:p text:style-name="P124">// Will be equal to the character Z</text:p>
      <text:p text:style-name="P125">s := string(i)</text:p>
      <text:h text:style-name="Heading_20_4" text:outline-level="4"><text:bookmark-start text:name="how-to-get-int-string"/>How to get int string?<text:bookmark-end text:name="how-to-get-int-string"/></text:h>
      <text:p text:style-name="P126">i := 90</text:p>
      <text:p text:style-name="P127"/>
      <text:p text:style-name="P128">// need import "strconv"</text:p>
      <text:p text:style-name="P129">s := strconv.Itoa(i)</text:p>
      <text:p text:style-name="P130">fmt.Println(s) // Outputs: 90</text:p>
      <text:h text:style-name="Heading_20_2" text:outline-level="2"><text:bookmark-start text:name="golang-strings-cols-3"/>Golang Strings {.cols-3}<text:bookmark-end text:name="golang-strings-cols-3"/></text:h>
      <text:h text:style-name="Heading_20_3" text:outline-level="3"><text:bookmark-start text:name="strings-function"/>Strings function<text:bookmark-end text:name="strings-function"/></text:h>
      <text:p text:style-name="P131">package main</text:p>
      <text:p text:style-name="P132"/>
      <text:p text:style-name="P133">import (</text:p>
      <text:p text:style-name="P134"><text:s text:c="4"/>"fmt"</text:p>
      <text:p text:style-name="P135"><text:s text:c="4"/>s "strings"</text:p>
      <text:p text:style-name="P136">)</text:p>
      <text:p text:style-name="P137"/>
      <text:p text:style-name="P138">func main() {</text:p>
      <text:p text:style-name="P139"><text:s text:c="4"/>/* Need to import strings as s */</text:p>
      <text:p text:style-name="P140"><text:s text:c="4"/>fmt.Println(s.Contains("test", "e"))</text:p>
      <text:p text:style-name="P141"/>
      <text:p text:style-name="P142"><text:s text:c="4"/>/* Build in */</text:p>
      <text:p text:style-name="P143"><text:s text:c="4"/>fmt.Println(len("hello")) <text:s text:c="1"/>// =&gt; 5</text:p>
      <text:p text:style-name="P144"><text:s text:c="4"/>// Outputs: 101</text:p>
      <text:p text:style-name="P145"><text:s text:c="4"/>fmt.Println("hello"[1])</text:p>
      <text:p text:style-name="P146"><text:s text:c="4"/>// Outputs: e</text:p>
      <text:p text:style-name="P147"><text:s text:c="4"/>fmt.Println(string("hello"[1]))</text:p>
      <text:p text:style-name="P148"/>
      <text:p text:style-name="P149">}</text:p>
      <text:h text:style-name="Heading_20_3" text:outline-level="3"><text:bookmark-start text:name="fmtprintf-row-span-2-col-span-2"/>fmt.Printf {.row-span-2 .col-span-2}<text:bookmark-end text:name="fmtprintf-row-span-2-col-span-2"/></text:h>
      <text:p text:style-name="P150">package main</text:p>
      <text:p text:style-name="P151"/>
      <text:p text:style-name="P152">import (</text:p>
      <text:p text:style-name="P153"><text:s text:c="4"/>"fmt"</text:p>
      <text:p text:style-name="P154"><text:s text:c="4"/>"os"</text:p>
      <text:p text:style-name="P155">)</text:p>
      <text:p text:style-name="P156"/>
      <text:p text:style-name="P157">type point struct {</text:p>
      <text:p text:style-name="P158"><text:s text:c="4"/>x, y int</text:p>
      <text:p text:style-name="P159">}</text:p>
      <text:p text:style-name="P160"/>
      <text:p text:style-name="P161">func main() {</text:p>
      <text:p text:style-name="P162"><text:s text:c="4"/>p := point{1, 2}</text:p>
      <text:p text:style-name="P163"><text:s text:c="4"/>fmt.Printf("%v\n", p) <text:s text:c="23"/>// =&gt; {1 2}</text:p>
      <text:p text:style-name="P164"><text:s text:c="4"/>fmt.Printf("%+v\n", p) <text:s text:c="22"/>// =&gt; {x:1 y:2}</text:p>
      <text:p text:style-name="P165"><text:s text:c="4"/>fmt.Printf("%#v\n", p) <text:s text:c="22"/>// =&gt; main.point{x:1, y:2}</text:p>
      <text:p text:style-name="P166"><text:s text:c="4"/>fmt.Printf("%T\n", p) <text:s text:c="23"/>// =&gt; main.point</text:p>
      <text:p text:style-name="P167"><text:s text:c="4"/>fmt.Printf("%t\n", true) <text:s text:c="20"/>// =&gt; TRUE</text:p>
      <text:p text:style-name="P168"><text:s text:c="4"/>fmt.Printf("%d\n", 123) <text:s text:c="21"/>// =&gt; 123</text:p>
      <text:p text:style-name="P169"><text:s text:c="4"/>fmt.Printf("%b\n", 14) <text:s text:c="22"/>// =&gt; 1110</text:p>
      <text:p text:style-name="P170"><text:s text:c="4"/>fmt.Printf("%c\n", 33) <text:s text:c="22"/>// =&gt; !</text:p>
      <text:p text:style-name="P171"><text:s text:c="4"/>fmt.Printf("%x\n", 456) <text:s text:c="21"/>// =&gt; 1c8</text:p>
      <text:p text:style-name="P172"><text:s text:c="4"/>fmt.Printf("%f\n", 78.9) <text:s text:c="20"/>// =&gt; 78.9</text:p>
      <text:p text:style-name="P173"><text:s text:c="4"/>fmt.Printf("%e\n", 123400000.0) <text:s text:c="13"/>// =&gt; 1.23E+08</text:p>
      <text:p text:style-name="P174"><text:s text:c="4"/>fmt.Printf("%E\n", 123400000.0) <text:s text:c="13"/>// =&gt; 1.23E+08</text:p>
      <text:p text:style-name="P175"><text:s text:c="4"/>fmt.Printf("%s\n", "\"string\"") <text:s text:c="12"/>// =&gt; "string"</text:p>
      <text:p text:style-name="P176"><text:s text:c="4"/>fmt.Printf("%q\n", "\"string\"") <text:s text:c="12"/>// =&gt; "\"string\""</text:p>
      <text:p text:style-name="P177"><text:s text:c="4"/>fmt.Printf("%x\n", "hex this") <text:s text:c="14"/>// =&gt; 6.86578E+15</text:p>
      <text:p text:style-name="P178"><text:s text:c="4"/>fmt.Printf("%p\n", &amp;p) <text:s text:c="22"/>// =&gt; 0xc00002c040</text:p>
      <text:p text:style-name="P179"><text:s text:c="4"/>fmt.Printf("|%6d|%6d|\n", 12, 345) <text:s text:c="10"/>// =&gt; | <text:s text:c="3"/>12| <text:s text:c="2"/>345|</text:p>
      <text:p text:style-name="P180"><text:s text:c="4"/>fmt.Printf("|%6.2f|%6.2f|\n", 1.2, 3.45) <text:s text:c="4"/>// =&gt; | <text:s text:c="1"/>1.20| <text:s text:c="1"/>3.45|</text:p>
      <text:p text:style-name="P181"><text:s text:c="4"/>fmt.Printf("|%-6.2f|%-6.2f|\n", 1.2, 3.45) <text:s text:c="2"/>// =&gt; |1.20 <text:s text:c="1"/>|3.45 <text:s text:c="1"/>|</text:p>
      <text:p text:style-name="P182"><text:s text:c="4"/>fmt.Printf("|%6s|%6s|\n", "foo", "b") <text:s text:c="7"/>// =&gt; | <text:s text:c="2"/>foo| <text:s text:c="4"/>b|</text:p>
      <text:p text:style-name="P183"><text:s text:c="4"/>fmt.Printf("|%-6s|%-6s|\n", "foo", "b") <text:s text:c="5"/>// =&gt; |foo <text:s text:c="2"/>|b <text:s text:c="4"/>|</text:p>
      <text:p text:style-name="P184"/>
      <text:p text:style-name="P185"><text:s text:c="4"/>s := fmt.Sprintf("a %s", "string")</text:p>
      <text:p text:style-name="P186"><text:s text:c="4"/>fmt.Println(s)</text:p>
      <text:p text:style-name="P187"/>
      <text:p text:style-name="P188"><text:s text:c="4"/>fmt.Fprintf(os.Stderr, "an %s\n", "error")</text:p>
      <text:p text:style-name="P189">}</text:p>
      <text:p text:style-name="P190"/>
      <text:p text:style-name="First_20_paragraph">See also: <text:a xlink:type="simple" xlink:href="https://golang.org/pkg/fmt/" office:name=""><text:span text:style-name="Definition">fmt</text:span></text:a></text:p>
      <text:h text:style-name="Heading_20_3" text:outline-level="3"><text:bookmark-start text:name="function-examples"/>Function examples<text:bookmark-end text:name="function-example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Example</text:p>
            </table:table-cell>
            <table:table-cell table:style-name="TableHeaderRowCell" office:value-type="string">
              <text:p text:style-name="Table_20_Heading">Result</text:p>
            </table:table-cell>
          </table:table-row>
        </table:table-header-rows>
        <table:table-row>
          <table:table-cell table:style-name="TableRowCell" office:value-type="string">
            <text:p text:style-name="Table_20_Contents">Contains("test", "es")</text:p>
          </table:table-cell>
          <table:table-cell table:style-name="TableRowCell" office:value-type="string">
            <text:p text:style-name="Table_20_Contents">true</text:p>
          </table:table-cell>
        </table:table-row>
        <table:table-row>
          <table:table-cell table:style-name="TableRowCell" office:value-type="string">
            <text:p text:style-name="Table_20_Contents">Count("test", "t")</text:p>
          </table:table-cell>
          <table:table-cell table:style-name="TableRowCell" office:value-type="string">
            <text:p text:style-name="Table_20_Contents">2</text:p>
          </table:table-cell>
        </table:table-row>
        <table:table-row>
          <table:table-cell table:style-name="TableRowCell" office:value-type="string">
            <text:p text:style-name="Table_20_Contents">HasPrefix("test", "te")</text:p>
          </table:table-cell>
          <table:table-cell table:style-name="TableRowCell" office:value-type="string">
            <text:p text:style-name="Table_20_Contents">true</text:p>
          </table:table-cell>
        </table:table-row>
        <table:table-row>
          <table:table-cell table:style-name="TableRowCell" office:value-type="string">
            <text:p text:style-name="Table_20_Contents">HasSuffix("test", "st")</text:p>
          </table:table-cell>
          <table:table-cell table:style-name="TableRowCell" office:value-type="string">
            <text:p text:style-name="Table_20_Contents">true</text:p>
          </table:table-cell>
        </table:table-row>
        <table:table-row>
          <table:table-cell table:style-name="TableRowCell" office:value-type="string">
            <text:p text:style-name="Table_20_Contents">Index("test", "e")</text:p>
          </table:table-cell>
          <table:table-cell table:style-name="TableRowCell" office:value-type="string">
            <text:p text:style-name="Table_20_Contents">1</text:p>
          </table:table-cell>
        </table:table-row>
        <table:table-row>
          <table:table-cell table:style-name="TableRowCell" office:value-type="string">
            <text:p text:style-name="Table_20_Contents">Join([]string{"a", "b"}, "-")</text:p>
          </table:table-cell>
          <table:table-cell table:style-name="TableRowCell" office:value-type="string">
            <text:p text:style-name="Table_20_Contents">a-b</text:p>
          </table:table-cell>
        </table:table-row>
        <table:table-row>
          <table:table-cell table:style-name="TableRowCell" office:value-type="string">
            <text:p text:style-name="Table_20_Contents">Repeat("a", 5)</text:p>
          </table:table-cell>
          <table:table-cell table:style-name="TableRowCell" office:value-type="string">
            <text:p text:style-name="Table_20_Contents">aaaaa</text:p>
          </table:table-cell>
        </table:table-row>
        <table:table-row>
          <table:table-cell table:style-name="TableRowCell" office:value-type="string">
            <text:p text:style-name="Table_20_Contents">Replace("foo", "o", "0", -1)</text:p>
          </table:table-cell>
          <table:table-cell table:style-name="TableRowCell" office:value-type="string">
            <text:p text:style-name="Table_20_Contents">f00</text:p>
          </table:table-cell>
        </table:table-row>
        <table:table-row>
          <table:table-cell table:style-name="TableRowCell" office:value-type="string">
            <text:p text:style-name="Table_20_Contents">Replace("foo", "o", "0", 1)</text:p>
          </table:table-cell>
          <table:table-cell table:style-name="TableRowCell" office:value-type="string">
            <text:p text:style-name="Table_20_Contents">f0o</text:p>
          </table:table-cell>
        </table:table-row>
        <table:table-row>
          <table:table-cell table:style-name="TableRowCell" office:value-type="string">
            <text:p text:style-name="Table_20_Contents">Split("a-b-c-d-e", "-")</text:p>
          </table:table-cell>
          <table:table-cell table:style-name="TableRowCell" office:value-type="string">
            <text:p text:style-name="Table_20_Contents">[a b c d e]</text:p>
          </table:table-cell>
        </table:table-row>
        <table:table-row>
          <table:table-cell table:style-name="TableRowCell" office:value-type="string">
            <text:p text:style-name="Table_20_Contents">ToLower("TEST")</text:p>
          </table:table-cell>
          <table:table-cell table:style-name="TableRowCell" office:value-type="string">
            <text:p text:style-name="Table_20_Contents">test</text:p>
          </table:table-cell>
        </table:table-row>
        <table:table-row>
          <table:table-cell table:style-name="TableRowCell" office:value-type="string">
            <text:p text:style-name="Table_20_Contents">ToUpper("test")</text:p>
          </table:table-cell>
          <table:table-cell table:style-name="TableRowCell" office:value-type="string">
            <text:p text:style-name="Table_20_Contents">TEST</text:p>
          </table:table-cell>
        </table:table-row>
      </table:table>
      <text:h text:style-name="Heading_20_2" text:outline-level="2"><text:bookmark-start text:name="golang-flow-control-cols-3"/>Golang Flow control {.cols-3}<text:bookmark-end text:name="golang-flow-control-cols-3"/></text:h>
      <text:h text:style-name="Heading_20_3" text:outline-level="3"><text:bookmark-start text:name="conditional"/>Conditional<text:bookmark-end text:name="conditional"/></text:h>
      <text:p text:style-name="P191"/>
      <text:p text:style-name="P192">a := 10</text:p>
      <text:p text:style-name="P193"/>
      <text:p text:style-name="P194">if a &gt; 20 {</text:p>
      <text:p text:style-name="P195"><text:s text:c="4"/>fmt.Println("&gt;")</text:p>
      <text:p text:style-name="P196">} else if a &lt; 20 {</text:p>
      <text:p text:style-name="P197"><text:s text:c="4"/>fmt.Println("&lt;")</text:p>
      <text:p text:style-name="P198">} else {</text:p>
      <text:p text:style-name="P199"><text:s text:c="4"/>fmt.Println("=")</text:p>
      <text:p text:style-name="P200">}</text:p>
      <text:h text:style-name="Heading_20_3" text:outline-level="3"><text:bookmark-start text:name="statements-in-if"/>Statements in if<text:bookmark-end text:name="statements-in-if"/></text:h>
      <text:p text:style-name="P201">x := "hello go!"</text:p>
      <text:p text:style-name="P202"/>
      <text:p text:style-name="P203">if count := len(x); count &gt; 0 {</text:p>
      <text:p text:style-name="P204"><text:s text:c="4"/>fmt.Println("Yes")</text:p>
      <text:p text:style-name="P205">}</text:p>
      <text:p text:style-name="P206"/>
      <text:p text:style-name="Horizontal_20_Line"/>
      <text:p text:style-name="P207"/>
      <text:p text:style-name="P208">if _, err := doThing(); err != nil {</text:p>
      <text:p text:style-name="P209"><text:s text:c="4"/>fmt.Println("Uh oh")</text:p>
      <text:p text:style-name="P210">}</text:p>
      <text:h text:style-name="Heading_20_3" text:outline-level="3"><text:bookmark-start text:name="switch"/>Switch<text:bookmark-end text:name="switch"/></text:h>
      <text:p text:style-name="P211">x := 42.0</text:p>
      <text:p text:style-name="P212">switch x {</text:p>
      <text:p text:style-name="P213">case 0:</text:p>
      <text:p text:style-name="P214">case 1, 2:</text:p>
      <text:p text:style-name="P215"><text:s text:c="4"/>fmt.Println("Multiple matches")</text:p>
      <text:p text:style-name="P216">case 42: <text:s text:c="2"/>// Don't "fall through".</text:p>
      <text:p text:style-name="P217"><text:s text:c="4"/>fmt.Println("reached")</text:p>
      <text:p text:style-name="P218">case 43:</text:p>
      <text:p text:style-name="P219"><text:s text:c="4"/>fmt.Println("Unreached")</text:p>
      <text:p text:style-name="P220">default:</text:p>
      <text:p text:style-name="P221"><text:s text:c="4"/>fmt.Println("Optional")</text:p>
      <text:p text:style-name="P222">}</text:p>
      <text:p text:style-name="First_20_paragraph">See: <text:a xlink:type="simple" xlink:href="https://github.com/golang/go/wiki/Switch" office:name=""><text:span text:style-name="Definition">Switch</text:span></text:a></text:p>
      <text:h text:style-name="Heading_20_3" text:outline-level="3"><text:bookmark-start text:name="for-loop"/>For loop<text:bookmark-end text:name="for-loop"/></text:h>
      <text:p text:style-name="P223">for i := 0; i &lt;= 10; i++ {</text:p>
      <text:p text:style-name="P224"><text:s text:c="2"/>fmt.Println("i: ", i)</text:p>
      <text:p text:style-name="P225">}</text:p>
      <text:h text:style-name="Heading_20_3" text:outline-level="3"><text:bookmark-start text:name="for-range-loop"/>For-Range loop<text:bookmark-end text:name="for-range-loop"/></text:h>
      <text:p text:style-name="P226">nums := []int{2, 3, 4}</text:p>
      <text:p text:style-name="P227">sum := 0</text:p>
      <text:p text:style-name="P228">for _, num := range nums {</text:p>
      <text:p text:style-name="P229"><text:s text:c="4"/>sum += num</text:p>
      <text:p text:style-name="P230">}</text:p>
      <text:p text:style-name="P231">fmt.Println("sum:", sum)</text:p>
      <text:h text:style-name="Heading_20_3" text:outline-level="3"><text:bookmark-start text:name="while-loop"/>While loop<text:bookmark-end text:name="while-loop"/></text:h>
      <text:p text:style-name="P232">i := 1</text:p>
      <text:p text:style-name="P233">for i &lt;= 3 {</text:p>
      <text:p text:style-name="P234"><text:s text:c="4"/>fmt.Println(i)</text:p>
      <text:p text:style-name="P235"><text:s text:c="4"/>i++</text:p>
      <text:p text:style-name="P236">}</text:p>
      <text:h text:style-name="Heading_20_3" text:outline-level="3"><text:bookmark-start text:name="continue-keyword"/>Continue keyword<text:bookmark-end text:name="continue-keyword"/></text:h>
      <text:p text:style-name="P237">for i := 0; i &lt;= 5; i++ {</text:p>
      <text:p text:style-name="P238"><text:s text:c="4"/>if i % 2 == 0 {</text:p>
      <text:p text:style-name="P239"><text:s text:c="8"/>continue</text:p>
      <text:p text:style-name="P240"><text:s text:c="4"/>}</text:p>
      <text:p text:style-name="P241"><text:s text:c="4"/>fmt.Println(i)</text:p>
      <text:p text:style-name="P242">}</text:p>
      <text:h text:style-name="Heading_20_3" text:outline-level="3"><text:bookmark-start text:name="break-keyword"/>Break keyword<text:bookmark-end text:name="break-keyword"/></text:h>
      <text:p text:style-name="P243">for {</text:p>
      <text:p text:style-name="P244"><text:s text:c="4"/>fmt.Println("loop")</text:p>
      <text:p text:style-name="P245"><text:s text:c="4"/>break</text:p>
      <text:p text:style-name="P246">}</text:p>
      <text:h text:style-name="Heading_20_2" text:outline-level="2"><text:bookmark-start text:name="golang-structs--maps-cols-3"/>Golang Structs &amp; Maps {.cols-3}<text:bookmark-end text:name="golang-structs--maps-cols-3"/></text:h>
      <text:h text:style-name="Heading_20_3" text:outline-level="3"><text:bookmark-start text:name="defining-row-span-2"/>Defining {.row-span-2}<text:bookmark-end text:name="defining-row-span-2"/></text:h>
      <text:p text:style-name="P247">package main</text:p>
      <text:p text:style-name="P248"/>
      <text:p text:style-name="P249">import (</text:p>
      <text:p text:style-name="P250"><text:s text:c="4"/>"fmt"</text:p>
      <text:p text:style-name="P251">)</text:p>
      <text:p text:style-name="P252"/>
      <text:p text:style-name="P253">type Vertex struct {</text:p>
      <text:p text:style-name="P254"><text:s text:c="4"/>X int</text:p>
      <text:p text:style-name="P255"><text:s text:c="4"/>Y int</text:p>
      <text:p text:style-name="P256">}</text:p>
      <text:p text:style-name="P257"/>
      <text:p text:style-name="P258">func main() {</text:p>
      <text:p text:style-name="P259"><text:s text:c="4"/>v := Vertex{1, 2}</text:p>
      <text:p text:style-name="P260"><text:s text:c="4"/>v.X = 4</text:p>
      <text:p text:style-name="P261"><text:s text:c="4"/>fmt.Println(v.X, v.Y) // =&gt; 4 2</text:p>
      <text:p text:style-name="P262">}</text:p>
      <text:p text:style-name="First_20_paragraph">See: <text:a xlink:type="simple" xlink:href="https://tour.golang.org/moretypes/2" office:name=""><text:span text:style-name="Definition">Structs</text:span></text:a></text:p>
      <text:h text:style-name="Heading_20_3" text:outline-level="3"><text:bookmark-start text:name="literals"/>Literals<text:bookmark-end text:name="literals"/></text:h>
      <text:p text:style-name="P263">v := Vertex{X: 1, Y: 2}</text:p>
      <text:p text:style-name="P264">// Field names can be omitted</text:p>
      <text:p text:style-name="P265">v := Vertex{1, 2}</text:p>
      <text:p text:style-name="P266">// Y is implicit</text:p>
      <text:p text:style-name="P267">v := Vertex{X: 1}</text:p>
      <text:p text:style-name="First_20_paragraph">You can also put field names.</text:p>
      <text:h text:style-name="Heading_20_3" text:outline-level="3"><text:bookmark-start text:name="maps-row-span-2"/>Maps {.row-span-2}<text:bookmark-end text:name="maps-row-span-2"/></text:h>
      <text:p text:style-name="P268">m := make(map[string]int)</text:p>
      <text:p text:style-name="P269">m["k1"] = 7</text:p>
      <text:p text:style-name="P270">m["k2"] = 13</text:p>
      <text:p text:style-name="P271">fmt.Println(m) // =&gt; map[k1:7 k2:13]</text:p>
      <text:p text:style-name="P272"/>
      <text:p text:style-name="P273">v1 := m["k1"]</text:p>
      <text:p text:style-name="P274">fmt.Println(v1) <text:s text:c="4"/>// =&gt; 7</text:p>
      <text:p text:style-name="P275">fmt.Println(len(m)) // =&gt; 2</text:p>
      <text:p text:style-name="P276"/>
      <text:p text:style-name="P277">delete(m, "k2")</text:p>
      <text:p text:style-name="P278">fmt.Println(m) // =&gt; map[k1:7]</text:p>
      <text:p text:style-name="P279"/>
      <text:p text:style-name="P280">_, prs := m["k2"]</text:p>
      <text:p text:style-name="P281">fmt.Println(prs) // =&gt; false</text:p>
      <text:p text:style-name="P282"/>
      <text:p text:style-name="P283">n := map[string]int{"foo": 1, "bar": 2}</text:p>
      <text:p text:style-name="P284">fmt.Println(n) // =&gt; map[bar:2 foo:1]</text:p>
      <text:h text:style-name="Heading_20_3" text:outline-level="3"><text:bookmark-start text:name="pointers-to-structs"/>Pointers to structs<text:bookmark-end text:name="pointers-to-structs"/></text:h>
      <text:p text:style-name="P285">v := &amp;Vertex{1, 2}</text:p>
      <text:p text:style-name="P286">v.X = 2</text:p>
      <text:p text:style-name="First_20_paragraph">Doing <text:span text:style-name="Source_Text">v.X</text:span> is the same as doing <text:span text:style-name="Source_Text">(*v).X</text:span>, when <text:span text:style-name="Source_Text">v</text:span> is a pointer.</text:p>
      <text:h text:style-name="Heading_20_2" text:outline-level="2"><text:bookmark-start text:name="golang-functions-cols-3"/>Golang Functions {.cols-3}<text:bookmark-end text:name="golang-functions-cols-3"/></text:h>
      <text:h text:style-name="Heading_20_3" text:outline-level="3"><text:bookmark-start text:name="multiple-arguments"/>Multiple arguments<text:bookmark-end text:name="multiple-arguments"/></text:h>
      <text:p text:style-name="P287">func plus(a int, b int) int {</text:p>
      <text:p text:style-name="P288"><text:s text:c="4"/>return a + b</text:p>
      <text:p text:style-name="P289">}</text:p>
      <text:p text:style-name="P290">func plusPlus(a, b, c int) int {</text:p>
      <text:p text:style-name="P291"><text:s text:c="4"/>return a + b + c</text:p>
      <text:p text:style-name="P292">}</text:p>
      <text:p text:style-name="P293">fmt.Println(plus(1, 2))</text:p>
      <text:p text:style-name="P294">fmt.Println(plusPlus(1, 2, 3))</text:p>
      <text:h text:style-name="Heading_20_3" text:outline-level="3"><text:bookmark-start text:name="multiple-return"/>Multiple return<text:bookmark-end text:name="multiple-return"/></text:h>
      <text:p text:style-name="P295">func vals() (int, int) {</text:p>
      <text:p text:style-name="P296"><text:s text:c="4"/>return 3, 7</text:p>
      <text:p text:style-name="P297">}</text:p>
      <text:p text:style-name="P298"/>
      <text:p text:style-name="P299">a, b := vals()</text:p>
      <text:p text:style-name="P300">fmt.Println(a) <text:s text:c="3"/>// =&gt; 3</text:p>
      <text:p text:style-name="P301">fmt.Println(b) <text:s text:c="3"/>// =&gt; 7</text:p>
      <text:h text:style-name="Heading_20_3" text:outline-level="3"><text:bookmark-start text:name="anonymous-function"/>Anonymous function<text:bookmark-end text:name="anonymous-function"/></text:h>
      <text:p text:style-name="P302">r1, r2 := func() (string, string) {</text:p>
      <text:p text:style-name="P303"><text:s text:c="4"/>x := []string{"hello", "world"}</text:p>
      <text:p text:style-name="P304"><text:s text:c="4"/>return x[0], x[1]</text:p>
      <text:p text:style-name="P305">}()</text:p>
      <text:p text:style-name="P306"/>
      <text:p text:style-name="P307">// =&gt; hello world</text:p>
      <text:p text:style-name="P308">fmt.Println(r1, r2)</text:p>
      <text:h text:style-name="Heading_20_3" text:outline-level="3"><text:bookmark-start text:name="named-return"/>Named return<text:bookmark-end text:name="named-return"/></text:h>
      <text:p text:style-name="P309">func split(sum int) (x, y int) {</text:p>
      <text:p text:style-name="P310"><text:s text:c="2"/>x = sum * 4 / 9</text:p>
      <text:p text:style-name="P311"><text:s text:c="2"/>y = sum - x</text:p>
      <text:p text:style-name="P312"><text:s text:c="2"/>return</text:p>
      <text:p text:style-name="P313">}</text:p>
      <text:p text:style-name="P314"/>
      <text:p text:style-name="P315">x, y := split(17)</text:p>
      <text:p text:style-name="P316">fmt.Println(x) <text:s text:c="2"/>// =&gt; 7</text:p>
      <text:p text:style-name="P317">fmt.Println(y) <text:s text:c="2"/>// =&gt; 10</text:p>
      <text:h text:style-name="Heading_20_3" text:outline-level="3"><text:bookmark-start text:name="variadic-functions"/>Variadic functions<text:bookmark-end text:name="variadic-functions"/></text:h>
      <text:p text:style-name="P318">func sum(nums ...int) {</text:p>
      <text:p text:style-name="P319"><text:s text:c="4"/>fmt.Print(nums, " ")</text:p>
      <text:p text:style-name="P320"><text:s text:c="4"/>total := 0</text:p>
      <text:p text:style-name="P321"><text:s text:c="4"/>for _, num := range nums {</text:p>
      <text:p text:style-name="P322"><text:s text:c="8"/>total += num</text:p>
      <text:p text:style-name="P323"><text:s text:c="4"/>}</text:p>
      <text:p text:style-name="P324"><text:s text:c="4"/>fmt.Println(total)</text:p>
      <text:p text:style-name="P325">}</text:p>
      <text:p text:style-name="P326">sum(1, 2) <text:s text:c="4"/>//=&gt; [1 2] 3</text:p>
      <text:p text:style-name="P327">sum(1, 2, 3) <text:s text:c="1"/>// =&gt; [1 2 3] 6</text:p>
      <text:p text:style-name="P328"/>
      <text:p text:style-name="P329">nums := []int{1, 2, 3, 4}</text:p>
      <text:p text:style-name="P330">sum(nums...) <text:s text:c="1"/>// =&gt; [1 2 3 4] 10</text:p>
      <text:h text:style-name="Heading_20_3" text:outline-level="3"><text:bookmark-start text:name="init-function"/>init function<text:bookmark-end text:name="init-function"/></text:h>
      <text:p text:style-name="P331">import --&gt; const --&gt; var --&gt; init()</text:p>
      <text:p text:style-name="Horizontal_20_Line"/>
      <text:p text:style-name="P332">var num = setNumber()</text:p>
      <text:p text:style-name="P333"/>
      <text:p text:style-name="P334">func setNumber() int {</text:p>
      <text:p text:style-name="P335"><text:s text:c="4"/>return 42</text:p>
      <text:p text:style-name="P336">}</text:p>
      <text:p text:style-name="P337">func init() {</text:p>
      <text:p text:style-name="P338"><text:s text:c="4"/>num = 0</text:p>
      <text:p text:style-name="P339">}</text:p>
      <text:p text:style-name="P340">func main() {</text:p>
      <text:p text:style-name="P341"><text:s text:c="4"/>fmt.Println(num) // =&gt; 0</text:p>
      <text:p text:style-name="P342">}</text:p>
      <text:h text:style-name="Heading_20_3" text:outline-level="3"><text:bookmark-start text:name="functions-as-values"/>Functions as values<text:bookmark-end text:name="functions-as-values"/></text:h>
      <text:p text:style-name="P343">func main() {</text:p>
      <text:p text:style-name="P344"><text:s text:c="4"/>// assign a function to a name</text:p>
      <text:p text:style-name="P345"><text:s text:c="4"/>add := func(a, b int) int {</text:p>
      <text:p text:style-name="P346"><text:s text:c="8"/>return a + b</text:p>
      <text:p text:style-name="P347"><text:s text:c="4"/>}</text:p>
      <text:p text:style-name="P348"><text:s text:c="4"/>// use the name to call the function</text:p>
      <text:p text:style-name="P349"><text:s text:c="4"/>fmt.Println(add(3, 4)) // =&gt; 7</text:p>
      <text:p text:style-name="P350">}</text:p>
      <text:h text:style-name="Heading_20_3" text:outline-level="3"><text:bookmark-start text:name="closures-1"/>Closures 1<text:bookmark-end text:name="closures-1"/></text:h>
      <text:p text:style-name="P351">func scope() func() int{</text:p>
      <text:p text:style-name="P352"><text:s text:c="4"/>outer_var := 2</text:p>
      <text:p text:style-name="P353"><text:s text:c="4"/>foo := func() int {return outer_var}</text:p>
      <text:p text:style-name="P354"><text:s text:c="4"/>return foo</text:p>
      <text:p text:style-name="P355">}</text:p>
      <text:p text:style-name="P356"/>
      <text:p text:style-name="P357">// Outpus: 2</text:p>
      <text:p text:style-name="P358">fmt.Println(scope()())</text:p>
      <text:h text:style-name="Heading_20_3" text:outline-level="3"><text:bookmark-start text:name="closures-2"/>Closures 2<text:bookmark-end text:name="closures-2"/></text:h>
      <text:p text:style-name="P359">func outer() (func() int, int) {</text:p>
      <text:p text:style-name="P360"><text:s text:c="4"/>outer_var := 2</text:p>
      <text:p text:style-name="P361"><text:s text:c="4"/>inner := func() int {</text:p>
      <text:p text:style-name="P362"><text:s text:c="8"/>outer_var += 99</text:p>
      <text:p text:style-name="P363"><text:s text:c="8"/>return outer_var</text:p>
      <text:p text:style-name="P364"><text:s text:c="4"/>}</text:p>
      <text:p text:style-name="P365"><text:s text:c="4"/>inner()</text:p>
      <text:p text:style-name="P366"><text:s text:c="4"/>return inner, outer_var</text:p>
      <text:p text:style-name="P367">}</text:p>
      <text:p text:style-name="P368">inner, val := outer()</text:p>
      <text:p text:style-name="P369">fmt.Println(inner()) // =&gt; 200</text:p>
      <text:p text:style-name="P370">fmt.Println(val) <text:s text:c="4"/>// =&gt; 101</text:p>
      <text:h text:style-name="Heading_20_2" text:outline-level="2"><text:bookmark-start text:name="golang-packages-cols-3"/>Golang Packages {.cols-3}<text:bookmark-end text:name="golang-packages-cols-3"/></text:h>
      <text:h text:style-name="Heading_20_3" text:outline-level="3"><text:bookmark-start text:name="importing-row-span-2"/>Importing {.row-span-2}<text:bookmark-end text:name="importing-row-span-2"/></text:h>
      <text:p text:style-name="P371">import "fmt"</text:p>
      <text:p text:style-name="P372">import "math/rand"</text:p>
      <text:h text:style-name="Heading_20_4" text:outline-level="4"><text:bookmark-start text:name="same-as"/>Same as<text:bookmark-end text:name="same-as"/></text:h>
      <text:p text:style-name="P373">import (</text:p>
      <text:p text:style-name="P374"><text:s text:c="2"/>"fmt" <text:s text:c="7"/>// gives fmt.Println</text:p>
      <text:p text:style-name="P375"><text:s text:c="2"/>"math/rand" <text:s text:c="1"/>// gives rand.Intn</text:p>
      <text:p text:style-name="P376">)</text:p>
      <text:p text:style-name="First_20_paragraph">See: <text:a xlink:type="simple" xlink:href="https://tour.golang.org/basics/1" office:name=""><text:span text:style-name="Definition">Importing</text:span></text:a></text:p>
      <text:h text:style-name="Heading_20_3" text:outline-level="3"><text:bookmark-start text:name="aliases-row-span-2"/>Aliases {.row-span-2}<text:bookmark-end text:name="aliases-row-span-2"/></text:h>
      <text:p text:style-name="P377">import r "math/rand"</text:p>
      <text:p text:style-name="Horizontal_20_Line"/>
      <text:p text:style-name="P378">import (</text:p>
      <text:p text:style-name="P379"><text:s text:c="4"/>"fmt"</text:p>
      <text:p text:style-name="P380"><text:s text:c="4"/>r "math/rand"</text:p>
      <text:p text:style-name="P381">)</text:p>
      <text:p text:style-name="Horizontal_20_Line"/>
      <text:p text:style-name="P382">r.Intn()</text:p>
      <text:h text:style-name="Heading_20_3" text:outline-level="3"><text:bookmark-start text:name="packages"/>Packages<text:bookmark-end text:name="packages"/></text:h>
      <text:p text:style-name="P383">package main</text:p>
      <text:h text:style-name="Heading_20_3" text:outline-level="3"><text:bookmark-start text:name="exporting-names"/>Exporting names<text:bookmark-end text:name="exporting-names"/></text:h>
      <text:p text:style-name="P384">// Begin with a capital letter</text:p>
      <text:p text:style-name="P385">func Hello () {</text:p>
      <text:p text:style-name="P386"><text:s text:c="2"/>···</text:p>
      <text:p text:style-name="P387">}</text:p>
      <text:p text:style-name="First_20_paragraph">See: <text:a xlink:type="simple" xlink:href="https://tour.golang.org/basics/3" office:name=""><text:span text:style-name="Definition">Exported names</text:span></text:a></text:p>
      <text:h text:style-name="Heading_20_2" text:outline-level="2"><text:bookmark-start text:name="golang-concurrency-cols-3"/>Golang Concurrency {.cols-3}<text:bookmark-end text:name="golang-concurrency-cols-3"/></text:h>
      <text:h text:style-name="Heading_20_3" text:outline-level="3"><text:bookmark-start text:name="goroutines-row-span-2"/>Goroutines {.row-span-2}<text:bookmark-end text:name="goroutines-row-span-2"/></text:h>
      <text:p text:style-name="P388">package main</text:p>
      <text:p text:style-name="P389"/>
      <text:p text:style-name="P390">import (</text:p>
      <text:p text:style-name="P391"><text:s text:c="4"/>"fmt"</text:p>
      <text:p text:style-name="P392"><text:s text:c="4"/>"time"</text:p>
      <text:p text:style-name="P393">)</text:p>
      <text:p text:style-name="P394"/>
      <text:p text:style-name="P395">func f(from string) {</text:p>
      <text:p text:style-name="P396"><text:s text:c="4"/>for i := 0; i &lt; 3; i++ {</text:p>
      <text:p text:style-name="P397"><text:s text:c="8"/>fmt.Println(from, ":", i)</text:p>
      <text:p text:style-name="P398"><text:s text:c="4"/>}</text:p>
      <text:p text:style-name="P399">}</text:p>
      <text:p text:style-name="P400"/>
      <text:p text:style-name="P401">func main() {</text:p>
      <text:p text:style-name="P402"><text:s text:c="4"/>f("direct")</text:p>
      <text:p text:style-name="P403"><text:s text:c="4"/>go f("goroutine")</text:p>
      <text:p text:style-name="P404"/>
      <text:p text:style-name="P405"><text:s text:c="4"/>go func(msg string) {</text:p>
      <text:p text:style-name="P406"><text:s text:c="8"/>fmt.Println(msg)</text:p>
      <text:p text:style-name="P407"><text:s text:c="4"/>}("going")</text:p>
      <text:p text:style-name="P408"/>
      <text:p text:style-name="P409"><text:s text:c="4"/>time.Sleep(time.Second)</text:p>
      <text:p text:style-name="P410"><text:s text:c="4"/>fmt.Println("done")</text:p>
      <text:p text:style-name="P411">}</text:p>
      <text:p text:style-name="First_20_paragraph">See: <text:a xlink:type="simple" xlink:href="https://tour.golang.org/concurrency/1" office:name=""><text:span text:style-name="Definition">Goroutines</text:span></text:a>, <text:a xlink:type="simple" xlink:href="https://tour.golang.org/concurrency/2" office:name=""><text:span text:style-name="Definition">Channels</text:span></text:a></text:p>
      <text:h text:style-name="Heading_20_3" text:outline-level="3"><text:bookmark-start text:name="waitgroup-row-span-2"/>WaitGroup {.row-span-2}<text:bookmark-end text:name="waitgroup-row-span-2"/></text:h>
      <text:p text:style-name="P412">package main</text:p>
      <text:p text:style-name="P413"/>
      <text:p text:style-name="P414">import (</text:p>
      <text:p text:style-name="P415"><text:s text:c="4"/>"fmt"</text:p>
      <text:p text:style-name="P416"><text:s text:c="4"/>"sync"</text:p>
      <text:p text:style-name="P417"><text:s text:c="4"/>"time"</text:p>
      <text:p text:style-name="P418">)</text:p>
      <text:p text:style-name="P419"/>
      <text:p text:style-name="P420">func w(id int, wg *sync.WaitGroup) {</text:p>
      <text:p text:style-name="P421"><text:s text:c="4"/>defer wg.Done()</text:p>
      <text:p text:style-name="P422"><text:s text:c="4"/>fmt.Printf("%d starting\n", id)</text:p>
      <text:p text:style-name="P423"/>
      <text:p text:style-name="P424"><text:s text:c="4"/>time.Sleep(time.Second)</text:p>
      <text:p text:style-name="P425"><text:s text:c="4"/>fmt.Printf("%d done\n", id)</text:p>
      <text:p text:style-name="P426">}</text:p>
      <text:p text:style-name="P427"/>
      <text:p text:style-name="P428">func main() {</text:p>
      <text:p text:style-name="P429"><text:s text:c="4"/>var wg sync.WaitGroup</text:p>
      <text:p text:style-name="P430"><text:s text:c="4"/>for i := 1; i &lt;= 5; i++ {</text:p>
      <text:p text:style-name="P431"><text:s text:c="8"/>wg.Add(1)</text:p>
      <text:p text:style-name="P432"><text:s text:c="8"/>go w(i, &amp;wg)</text:p>
      <text:p text:style-name="P433"><text:s text:c="4"/>}</text:p>
      <text:p text:style-name="P434"><text:s text:c="4"/>wg.Wait()</text:p>
      <text:p text:style-name="P435">}</text:p>
      <text:p text:style-name="First_20_paragraph">See: <text:a xlink:type="simple" xlink:href="https://golang.org/pkg/sync/#WaitGroup" office:name=""><text:span text:style-name="Definition">WaitGroup</text:span></text:a></text:p>
      <text:h text:style-name="Heading_20_3" text:outline-level="3"><text:bookmark-start text:name="closing-channels"/>Closing channels<text:bookmark-end text:name="closing-channels"/></text:h>
      <text:p text:style-name="P436">ch &lt;- 1</text:p>
      <text:p text:style-name="P437">ch &lt;- 2</text:p>
      <text:p text:style-name="P438">ch &lt;- 3</text:p>
      <text:p text:style-name="P439">close(ch) // Closes a channel</text:p>
      <text:p text:style-name="Horizontal_20_Line"/>
      <text:p text:style-name="P440">// Iterate the channel until closed</text:p>
      <text:p text:style-name="P441">for i := range ch {</text:p>
      <text:p text:style-name="P442"><text:s text:c="2"/>···</text:p>
      <text:p text:style-name="P443">}</text:p>
      <text:p text:style-name="Horizontal_20_Line"/>
      <text:p text:style-name="P444">// Closed if `ok == false`</text:p>
      <text:p text:style-name="P445">v, ok := &lt;- ch</text:p>
      <text:p text:style-name="First_20_paragraph">See: <text:a xlink:type="simple" xlink:href="https://tour.golang.org/concurrency/4" office:name=""><text:span text:style-name="Definition">Range and close</text:span></text:a></text:p>
      <text:h text:style-name="Heading_20_3" text:outline-level="3"><text:bookmark-start text:name="buffered-channels"/>Buffered channels<text:bookmark-end text:name="buffered-channels"/></text:h>
      <text:p text:style-name="P446">ch := make(chan int, 2)</text:p>
      <text:p text:style-name="P447">ch &lt;- 1</text:p>
      <text:p text:style-name="P448">ch &lt;- 2</text:p>
      <text:p text:style-name="P449">ch &lt;- 3</text:p>
      <text:p text:style-name="P450">// fatal error:</text:p>
      <text:p text:style-name="P451">// all goroutines are asleep - deadlock</text:p>
      <text:p text:style-name="First_20_paragraph">See: <text:a xlink:type="simple" xlink:href="https://tour.golang.org/concurrency/3" office:name=""><text:span text:style-name="Definition">Buffered channels</text:span></text:a></text:p>
      <text:h text:style-name="Heading_20_2" text:outline-level="2"><text:bookmark-start text:name="golang-error-control-cols-3"/>Golang Error control {.cols-3}<text:bookmark-end text:name="golang-error-control-cols-3"/></text:h>
      <text:h text:style-name="Heading_20_3" text:outline-level="3"><text:bookmark-start text:name="deferring-functions"/>Deferring functions<text:bookmark-end text:name="deferring-functions"/></text:h>
      <text:p text:style-name="P452">func main() {</text:p>
      <text:p text:style-name="P453"><text:s text:c="2"/>defer func() {</text:p>
      <text:p text:style-name="P454"><text:s text:c="4"/>fmt.Println("Done")</text:p>
      <text:p text:style-name="P455"><text:s text:c="2"/>}()</text:p>
      <text:p text:style-name="P456"><text:s text:c="2"/>fmt.Println("Working...")</text:p>
      <text:p text:style-name="P457">}</text:p>
      <text:h text:style-name="Heading_20_3" text:outline-level="3"><text:bookmark-start text:name="lambda-defer"/>Lambda defer<text:bookmark-end text:name="lambda-defer"/></text:h>
      <text:p text:style-name="P458">func main() {</text:p>
      <text:p text:style-name="P459"><text:s text:c="2"/>var d = int64(0)</text:p>
      <text:p text:style-name="P460"><text:s text:c="2"/>defer func(d *int64) {</text:p>
      <text:p text:style-name="P461"><text:s text:c="4"/>fmt.Printf("&amp; %v Unix Sec\n", *d)</text:p>
      <text:p text:style-name="P462"><text:s text:c="2"/>}(&amp;d)</text:p>
      <text:p text:style-name="P463"><text:s text:c="2"/>fmt.Print("Done ")</text:p>
      <text:p text:style-name="P464"><text:s text:c="2"/>d = time.Now().Unix()</text:p>
      <text:p text:style-name="P465">}</text:p>
      <text:p text:style-name="First_20_paragraph">The defer func uses current value of d, unless we use a pointer to get final value at end of main.</text:p>
      <text:h text:style-name="Heading_20_3" text:outline-level="3"><text:bookmark-start text:name="defer"/>Defer<text:bookmark-end text:name="defer"/></text:h>
      <text:p text:style-name="P466">func main() {</text:p>
      <text:p text:style-name="P467"><text:s text:c="2"/>defer fmt.Println("Done")</text:p>
      <text:p text:style-name="P468"><text:s text:c="2"/>fmt.Println("Working...")</text:p>
      <text:p text:style-name="P469">}</text:p>
      <text:p text:style-name="First_20_paragraph">See: <text:a xlink:type="simple" xlink:href="https://blog.golang.org/defer-panic-and-recover" office:name=""><text:span text:style-name="Definition">Defer, panic and recover</text:span></text:a></text:p>
      <text:h text:style-name="Heading_20_2" text:outline-level="2"><text:bookmark-start text:name="golang-methods-cols-2"/>Golang Methods {.cols-2}<text:bookmark-end text:name="golang-methods-cols-2"/></text:h>
      <text:h text:style-name="Heading_20_3" text:outline-level="3"><text:bookmark-start text:name="receivers"/>Receivers<text:bookmark-end text:name="receivers"/></text:h>
      <text:p text:style-name="P470">type Vertex struct {</text:p>
      <text:p text:style-name="P471"><text:s text:c="2"/>X, Y float64</text:p>
      <text:p text:style-name="P472">}</text:p>
      <text:p text:style-name="P473">func (v Vertex) Abs() float64 {</text:p>
      <text:p text:style-name="P474"><text:s text:c="2"/>return math.Sqrt(v.X * v.X + v.Y * v.Y)</text:p>
      <text:p text:style-name="P475">}</text:p>
      <text:p text:style-name="P476">v := Vertex{1, 2}</text:p>
      <text:p text:style-name="P477">v.Abs()</text:p>
      <text:p text:style-name="First_20_paragraph">See: <text:a xlink:type="simple" xlink:href="https://tour.golang.org/methods/1" office:name=""><text:span text:style-name="Definition">Methods</text:span></text:a></text:p>
      <text:h text:style-name="Heading_20_3" text:outline-level="3"><text:bookmark-start text:name="mutation"/>Mutation<text:bookmark-end text:name="mutation"/></text:h>
      <text:p text:style-name="P478">func (v *Vertex) Scale(f float64) {</text:p>
      <text:p text:style-name="P479"><text:s text:c="2"/>v.X = v.X * f</text:p>
      <text:p text:style-name="P480"><text:s text:c="2"/>v.Y = v.Y * f</text:p>
      <text:p text:style-name="P481">}</text:p>
      <text:p text:style-name="P482">v := Vertex{6, 12}</text:p>
      <text:p text:style-name="P483">v.Scale(0.5)</text:p>
      <text:p text:style-name="P484">// `v` is updated</text:p>
      <text:p text:style-name="First_20_paragraph">See: <text:a xlink:type="simple" xlink:href="https://tour.golang.org/methods/4" office:name=""><text:span text:style-name="Definition">Pointer receivers</text:span></text:a></text:p>
      <text:h text:style-name="Heading_20_2" text:outline-level="2"><text:bookmark-start text:name="golang-interfaces-cols-2"/>Golang Interfaces {.cols-2}<text:bookmark-end text:name="golang-interfaces-cols-2"/></text:h>
      <text:h text:style-name="Heading_20_3" text:outline-level="3"><text:bookmark-start text:name="a-basic-interface"/>A basic interface<text:bookmark-end text:name="a-basic-interface"/></text:h>
      <text:p text:style-name="P485">type Shape interface {</text:p>
      <text:p text:style-name="P486"><text:s text:c="2"/>Area() float64</text:p>
      <text:p text:style-name="P487"><text:s text:c="2"/>Perimeter() float64</text:p>
      <text:p text:style-name="P488">}</text:p>
      <text:h text:style-name="Heading_20_3" text:outline-level="3"><text:bookmark-start text:name="struct"/>Struct<text:bookmark-end text:name="struct"/></text:h>
      <text:p text:style-name="P489">type Rectangle struct {</text:p>
      <text:p text:style-name="P490"><text:s text:c="2"/>Length, Width float64</text:p>
      <text:p text:style-name="P491">}</text:p>
      <text:p text:style-name="First_20_paragraph">Struct <text:span text:style-name="Source_Text">Rectangle</text:span> implicitly implements interface <text:span text:style-name="Source_Text">Shape</text:span> by implementing all of its methods.</text:p>
      <text:h text:style-name="Heading_20_3" text:outline-level="3"><text:bookmark-start text:name="methods"/>Methods<text:bookmark-end text:name="methods"/></text:h>
      <text:p text:style-name="P492">func (r Rectangle) Area() float64 {</text:p>
      <text:p text:style-name="P493"><text:s text:c="2"/>return r.Length * r.Width</text:p>
      <text:p text:style-name="P494">}</text:p>
      <text:p text:style-name="P495"/>
      <text:p text:style-name="P496">func (r Rectangle) Perimeter() float64 {</text:p>
      <text:p text:style-name="P497"><text:s text:c="2"/>return 2 * (r.Length + r.Width)</text:p>
      <text:p text:style-name="P498">}</text:p>
      <text:p text:style-name="First_20_paragraph">The methods defined in <text:span text:style-name="Source_Text">Shape</text:span> are implemented in <text:span text:style-name="Source_Text">Rectangle</text:span>.</text:p>
      <text:h text:style-name="Heading_20_3" text:outline-level="3"><text:bookmark-start text:name="interface-example"/>Interface example<text:bookmark-end text:name="interface-example"/></text:h>
      <text:p text:style-name="P499">func main() {</text:p>
      <text:p text:style-name="P500"><text:s text:c="2"/>var r Shape = Rectangle{Length: 3, Width: 4}</text:p>
      <text:p text:style-name="P501"><text:s text:c="2"/>fmt.Printf("Type of r: %T, Area: %v, Perimeter: %v.", r, r.Area(), r.Perimeter())</text:p>
      <text:p text:style-name="P502">}</text:p>
      <text:h text:style-name="Heading_20_2" text:outline-level="2"><text:bookmark-start text:name="miscellaneous-cols-3"/>Miscellaneous {.cols-3}<text:bookmark-end text:name="miscellaneous-cols-3"/></text:h>
      <text:h text:style-name="Heading_20_3" text:outline-level="3"><text:bookmark-start text:name="keywords"/>Keywords<text:bookmark-end text:name="keywords"/></text:h>
      <text:list text:style-name="L1">
        <text:list-item>
          <text:p text:style-name="P503">break</text:p>
        </text:list-item>
        <text:list-item>
          <text:p text:style-name="P503">default</text:p>
        </text:list-item>
        <text:list-item>
          <text:p text:style-name="P503">func</text:p>
        </text:list-item>
        <text:list-item>
          <text:p text:style-name="P503">interface</text:p>
        </text:list-item>
        <text:list-item>
          <text:p text:style-name="P503">select</text:p>
        </text:list-item>
        <text:list-item>
          <text:p text:style-name="P503">case</text:p>
        </text:list-item>
        <text:list-item>
          <text:p text:style-name="P503">defer</text:p>
        </text:list-item>
        <text:list-item>
          <text:p text:style-name="P503">go</text:p>
        </text:list-item>
        <text:list-item>
          <text:p text:style-name="P503">map</text:p>
        </text:list-item>
        <text:list-item>
          <text:p text:style-name="P503">struct</text:p>
        </text:list-item>
        <text:list-item>
          <text:p text:style-name="P503">chan</text:p>
        </text:list-item>
        <text:list-item>
          <text:p text:style-name="P503">else</text:p>
        </text:list-item>
        <text:list-item>
          <text:p text:style-name="P503">goto</text:p>
        </text:list-item>
        <text:list-item>
          <text:p text:style-name="P503">package</text:p>
        </text:list-item>
        <text:list-item>
          <text:p text:style-name="P503">switch</text:p>
        </text:list-item>
        <text:list-item>
          <text:p text:style-name="P503">const</text:p>
        </text:list-item>
        <text:list-item>
          <text:p text:style-name="P503">fallthrough</text:p>
        </text:list-item>
        <text:list-item>
          <text:p text:style-name="P503">if</text:p>
        </text:list-item>
        <text:list-item>
          <text:p text:style-name="P503">range</text:p>
        </text:list-item>
        <text:list-item>
          <text:p text:style-name="P503">type</text:p>
        </text:list-item>
        <text:list-item>
          <text:p text:style-name="P503">continue</text:p>
        </text:list-item>
        <text:list-item>
          <text:p text:style-name="P503">for</text:p>
        </text:list-item>
        <text:list-item>
          <text:p text:style-name="P503">import</text:p>
        </text:list-item>
        <text:list-item>
          <text:p text:style-name="P503">return</text:p>
        </text:list-item>
        <text:list-item>
          <text:p text:style-name="P503">var {.cols-3 .style-none}</text:p>
        </text:list-item>
      </text:list>
      <text:h text:style-name="Heading_20_3" text:outline-level="3"><text:bookmark-start text:name="operators-and-punctuation"/>Operators and punctuation<text:bookmark-end text:name="operators-and-punctuation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RowCell" office:value-type="string">
            <text:p text:style-name="Table_20_Contents">+</text:p>
          </table:table-cell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Table_20_Contents">+=</text:p>
          </table:table-cell>
          <table:table-cell table:style-name="TableRowCell" office:value-type="string">
            <text:p text:style-name="Table_20_Contents">&amp;=</text:p>
          </table:table-cell>
          <table:table-cell table:style-name="TableRowCell" office:value-type="string">
            <text:p text:style-name="Table_20_Contents">&amp;&amp;</text:p>
          </table:table-cell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Table_20_Contents">(</text:p>
          </table:table-cell>
          <table:table-cell table:style-name="TableRowCell" office:value-type="string">
            <text:p text:style-name="Table_20_Contents">)</text:p>
          </table:table-cell>
        </table:table-row>
        <table:table-row>
          <table:table-cell table:style-name="TableRowCell" office:value-type="string">
            <text:p text:style-name="Table_20_Contents">-</text:p>
          </table:table-cell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Table_20_Contents">-=</text:p>
          </table:table-cell>
          <table:table-cell table:style-name="TableRowCell" office:value-type="string">
            <text:p text:style-name="Table_20_Contents">|=</text:p>
          </table:table-cell>
          <table:table-cell table:style-name="TableRowCell" office:value-type="string">
            <text:p text:style-name="Table_20_Contents">||</text:p>
          </table:table-cell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[</text:p>
          </table:table-cell>
          <table:table-cell table:style-name="TableRowCell" office:value-type="string">
            <text:p text:style-name="Table_20_Contents">]</text:p>
          </table:table-cell>
        </table:table-row>
        <table:table-row>
          <table:table-cell table:style-name="TableRowCell" office:value-type="string">
            <text:p text:style-name="Table_20_Contents">*</text:p>
          </table:table-cell>
          <table:table-cell table:style-name="TableRowCell" office:value-type="string">
            <text:p text:style-name="Table_20_Contents">^</text:p>
          </table:table-cell>
          <table:table-cell table:style-name="TableRowCell" office:value-type="string">
            <text:p text:style-name="Table_20_Contents">*=</text:p>
          </table:table-cell>
          <table:table-cell table:style-name="TableRowCell" office:value-type="string">
            <text:p text:style-name="Table_20_Contents">^=</text:p>
          </table:table-cell>
          <table:table-cell table:style-name="TableRowCell" office:value-type="string">
            <text:p text:style-name="Table_20_Contents">&lt;-</text:p>
          </table:table-cell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{</text:p>
          </table:table-cell>
          <table:table-cell table:style-name="TableRowCell" office:value-type="string">
            <text:p text:style-name="Table_20_Contents">}</text:p>
          </table:table-cell>
        </table:table-row>
        <table:table-row>
          <table:table-cell table:style-name="TableRowCell" office:value-type="string">
            <text:p text:style-name="Table_20_Contents">/</text:p>
          </table:table-cell>
          <table:table-cell table:style-name="TableRowCell" office:value-type="string">
            <text:p text:style-name="Table_20_Contents">&lt;&lt;</text:p>
          </table:table-cell>
          <table:table-cell table:style-name="TableRowCell" office:value-type="string">
            <text:p text:style-name="Table_20_Contents">/=</text:p>
          </table:table-cell>
          <table:table-cell table:style-name="TableRowCell" office:value-type="string">
            <text:p text:style-name="Table_20_Contents">&lt;&lt;=</text:p>
          </table:table-cell>
          <table:table-cell table:style-name="TableRowCell" office:value-type="string">
            <text:p text:style-name="Table_20_Contents">++</text:p>
          </table:table-cell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:=</text:p>
          </table:table-cell>
          <table:table-cell table:style-name="TableRowCell" office:value-type="string">
            <text:p text:style-name="Table_20_Contents">,</text:p>
          </table:table-cell>
          <table:table-cell table:style-name="TableRowCell" office:value-type="string">
            <text:p text:style-name="Table_20_Contents">;</text:p>
          </table:table-cell>
        </table:table-row>
        <table:table-row>
          <table:table-cell table:style-name="TableRowCell" office:value-type="string">
            <text:p text:style-name="Table_20_Contents">%</text:p>
          </table:table-cell>
          <table:table-cell table:style-name="TableRowCell" office:value-type="string">
            <text:p text:style-name="Table_20_Contents">&gt;&gt;</text:p>
          </table:table-cell>
          <table:table-cell table:style-name="TableRowCell" office:value-type="string">
            <text:p text:style-name="Table_20_Contents">%=</text:p>
          </table:table-cell>
          <table:table-cell table:style-name="TableRowCell" office:value-type="string">
            <text:p text:style-name="Table_20_Contents">&gt;&gt;=</text:p>
          </table:table-cell>
          <table:table-cell table:style-name="TableRowCell" office:value-type="string">
            <text:p text:style-name="Table_20_Contents">--</text:p>
          </table:table-cell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Table_20_Contents">...</text:p>
          </table:table-cell>
          <table:table-cell table:style-name="TableRowCell" office:value-type="string">
            <text:p text:style-name="Table_20_Contents">.</text:p>
          </table:table-cell>
          <table:table-cell table:style-name="TableRowCell" office:value-type="string">
            <text:p text:style-name="Table_20_Contents">:</text:p>
          </table:table-cell>
        </table:table-row>
        <table:table-row>
          <table:table-cell table:style-name="TableRowCell" office:value-type="string">
    </table:table-cell>
          <table:table-cell table:style-name="TableRowCell" office:value-type="string">
            <text:p text:style-name="Table_20_Contents">&amp;^</text:p>
          </table:table-cell>
          <table:table-cell table:style-name="TableRowCell" office:value-type="string">
            <text:p text:style-name="Table_20_Contents">&amp;^=</text:p>
      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  <table:table-cell table:style-name="TableRowCell" office:value-type="string">
    </table:table-cell>
        </table:table-row>
      </table:table>
      <text:h text:style-name="Heading_20_2" text:outline-level="2"><text:bookmark-start text:name="also-see-cols-1"/>Also see {.cols-1}<text:bookmark-end text:name="also-see-cols-1"/></text:h>
      <text:list text:style-name="L2">
        <text:list-item>
          <text:p text:style-name="P504"><text:a xlink:type="simple" xlink:href="https://devhints.io/go" office:name=""><text:span text:style-name="Definition">Devhints</text:span></text:a> <text:span text:style-name="T1">(devhints.io)</text:span></text:p>
        </text:list-item>
        <text:list-item>
          <text:p text:style-name="P504"><text:a xlink:type="simple" xlink:href="https://tour.golang.org/welcome/1" office:name=""><text:span text:style-name="Definition">A tour of Go</text:span></text:a> <text:span text:style-name="T1">(tour.golang.org)</text:span></text:p>
        </text:list-item>
        <text:list-item>
          <text:p text:style-name="P504"><text:a xlink:type="simple" xlink:href="https://github.com/golang/go/wiki/" office:name=""><text:span text:style-name="Definition">Golang wiki</text:span></text:a> <text:span text:style-name="T1">(github.com)</text:span></text:p>
        </text:list-item>
        <text:list-item>
          <text:p text:style-name="P504"><text:a xlink:type="simple" xlink:href="https://golang.org/doc/effective_go.html" office:name=""><text:span text:style-name="Definition">Effective Go</text:span></text:a> <text:span text:style-name="T1">(golang.org)</text:span></text:p>
        </text:list-item>
        <text:list-item>
          <text:p text:style-name="P504"><text:a xlink:type="simple" xlink:href="https://gobyexample.com/" office:name=""><text:span text:style-name="Definition">Go by Example</text:span></text:a> <text:span text:style-name="T1">(gobyexample.com)</text:span></text:p>
        </text:list-item>
        <text:list-item>
          <text:p text:style-name="P504"><text:a xlink:type="simple" xlink:href="https://awesome-go.com/" office:name=""><text:span text:style-name="Definition">Awesome Go</text:span></text:a> <text:span text:style-name="T1">(awesome-go.com)</text:span></text:p>
        </text:list-item>
        <text:list-item>
          <text:p text:style-name="P504"><text:a xlink:type="simple" xlink:href="https://www.youtube.com/channel/UC_BzFbxG2za3bp5NRRRXJSw" office:name=""><text:span text:style-name="Definition">JustForFunc Youtube</text:span></text:a> <text:span text:style-name="T1">(youtube.com)</text:span></text:p>
        </text:list-item>
        <text:list-item>
          <text:p text:style-name="P504"><text:a xlink:type="simple" xlink:href="https://github.com/golang/go/wiki/CodeReviewComments" office:name=""><text:span text:style-name="Definition">Style Guide</text:span></text:a> <text:span text:style-name="T1">(github.com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</meta:generator>
    <dc:title/>
    <dc:description/>
    <dc:subject/>
    <meta:keyword/>
    <meta:initial-creator/>
    <dc:creator/>
    <meta:creation-date>2022-04-04T19:57:08Z</meta:creation-date>
    <dc:date>2022-04-04T19:57:08Z</dc:date>
  </office:meta>
</office:document-meta>
</file>